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rsid="0037e3a7" officeooo:paragraph-rsid="0037e3a7"/>
    </style:style>
    <style:style style:name="P11" style:family="paragraph" style:parent-style-name="Text_20_body" style:list-style-name="L1">
      <style:text-properties officeooo:rsid="0037e3a7" officeooo:paragraph-rsid="00386e31"/>
    </style:style>
    <style:style style:name="P12" style:family="paragraph" style:parent-style-name="Text_20_body" style:list-style-name="L1">
      <style:text-properties officeooo:rsid="015136af" officeooo:paragraph-rsid="015136af"/>
    </style:style>
    <style:style style:name="P13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text-properties officeooo:paragraph-rsid="00bcfa06"/>
    </style:style>
    <style:style style:name="P16" style:family="paragraph" style:parent-style-name="Text_20_body" style:list-style-name="L3">
      <style:text-properties officeooo:paragraph-rsid="00bea7ad"/>
    </style:style>
    <style:style style:name="P17" style:family="paragraph" style:parent-style-name="Text_20_body" style:list-style-name="L3">
      <style:text-properties officeooo:paragraph-rsid="002ceae4"/>
    </style:style>
    <style:style style:name="P18" style:family="paragraph" style:parent-style-name="Text_20_body" style:list-style-name="L3">
      <style:text-properties officeooo:paragraph-rsid="00970332"/>
    </style:style>
    <style:style style:name="P19" style:family="paragraph" style:parent-style-name="Text_20_body" style:list-style-name="L3">
      <style:text-properties officeooo:paragraph-rsid="009e2dfb"/>
    </style:style>
    <style:style style:name="P20" style:family="paragraph" style:parent-style-name="Text_20_body" style:list-style-name="L3">
      <style:text-properties officeooo:paragraph-rsid="00a073c0"/>
    </style:style>
    <style:style style:name="P21" style:family="paragraph" style:parent-style-name="Text_20_body" style:list-style-name="L3">
      <style:text-properties officeooo:paragraph-rsid="00a26e62"/>
    </style:style>
    <style:style style:name="P22" style:family="paragraph" style:parent-style-name="Text_20_body" style:list-style-name="L3">
      <style:text-properties officeooo:paragraph-rsid="00ad648a"/>
    </style:style>
    <style:style style:name="P23" style:family="paragraph" style:parent-style-name="Text_20_body" style:list-style-name="L3">
      <style:text-properties officeooo:paragraph-rsid="00b79715"/>
    </style:style>
    <style:style style:name="P24" style:family="paragraph" style:parent-style-name="Text_20_body" style:list-style-name="L3">
      <style:text-properties officeooo:rsid="014d7e65" officeooo:paragraph-rsid="014d7e65"/>
    </style:style>
    <style:style style:name="P25" style:family="paragraph" style:parent-style-name="Text_20_body" style:list-style-name="L3">
      <style:text-properties officeooo:rsid="00b04ca0" officeooo:paragraph-rsid="00c322ab"/>
    </style:style>
    <style:style style:name="P26" style:family="paragraph" style:parent-style-name="Text_20_body" style:list-style-name="L3">
      <style:text-properties officeooo:rsid="00b04ca0" officeooo:paragraph-rsid="00b79715"/>
    </style:style>
    <style:style style:name="P27" style:family="paragraph" style:parent-style-name="Text_20_body" style:list-style-name="L3">
      <style:text-properties officeooo:rsid="00db78ce" officeooo:paragraph-rsid="00db78ce"/>
    </style:style>
    <style:style style:name="P28" style:family="paragraph" style:parent-style-name="Text_20_body" style:list-style-name="L4">
      <style:text-properties officeooo:paragraph-rsid="00d29248"/>
    </style:style>
    <style:style style:name="P29" style:family="paragraph" style:parent-style-name="Text_20_body" style:list-style-name="L4">
      <style:text-properties officeooo:paragraph-rsid="00d3221b"/>
    </style:style>
    <style:style style:name="P30" style:family="paragraph" style:parent-style-name="Text_20_body" style:list-style-name="L4">
      <style:text-properties officeooo:paragraph-rsid="010df2c8"/>
    </style:style>
    <style:style style:name="P31" style:family="paragraph" style:parent-style-name="Text_20_body" style:list-style-name="L5">
      <style:text-properties officeooo:paragraph-rsid="00e4b764"/>
    </style:style>
    <style:style style:name="P32" style:family="paragraph" style:parent-style-name="Text_20_body" style:list-style-name="L5">
      <style:text-properties officeooo:rsid="00d8b1a1" officeooo:paragraph-rsid="00e4b764"/>
    </style:style>
    <style:style style:name="P33" style:family="paragraph" style:parent-style-name="Text_20_body" style:list-style-name="L5">
      <style:text-properties officeooo:rsid="00e7d4eb" officeooo:paragraph-rsid="00e7d4eb"/>
    </style:style>
    <style:style style:name="P34" style:family="paragraph" style:parent-style-name="Text_20_body" style:list-style-name="L6"/>
    <style:style style:name="P35" style:family="paragraph" style:parent-style-name="Text_20_body" style:list-style-name="L6">
      <style:text-properties officeooo:paragraph-rsid="013abf46"/>
    </style:style>
    <style:style style:name="P36" style:family="paragraph" style:parent-style-name="Text_20_body" style:list-style-name="L6">
      <style:text-properties officeooo:paragraph-rsid="014a4fc4"/>
    </style:style>
    <style:style style:name="P37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39" style:family="paragraph" style:parent-style-name="Text_20_body" style:list-style-name="L6">
      <style:text-properties officeooo:rsid="013513d3" officeooo:paragraph-rsid="013abf46"/>
    </style:style>
    <style:style style:name="P40" style:family="paragraph" style:parent-style-name="Text_20_body" style:list-style-name="L6">
      <style:text-properties officeooo:rsid="01339102" officeooo:paragraph-rsid="013abf46"/>
    </style:style>
    <style:style style:name="P41" style:family="paragraph" style:parent-style-name="Text_20_body" style:list-style-name="L6">
      <style:text-properties officeooo:rsid="007f87a9" officeooo:paragraph-rsid="013abf46"/>
    </style:style>
    <style:style style:name="P42" style:family="paragraph" style:parent-style-name="Text_20_body" style:list-style-name="L6">
      <style:text-properties officeooo:rsid="00710739" officeooo:paragraph-rsid="013abf46"/>
    </style:style>
    <style:style style:name="P43" style:family="paragraph" style:parent-style-name="Text_20_body" style:list-style-name="L6">
      <style:text-properties officeooo:rsid="007779b5" officeooo:paragraph-rsid="013abf46"/>
    </style:style>
    <style:style style:name="P44" style:family="paragraph" style:parent-style-name="Text_20_body" style:list-style-name="L6">
      <style:text-properties officeooo:rsid="009abba4" officeooo:paragraph-rsid="013abf46"/>
    </style:style>
    <style:style style:name="P45" style:family="paragraph" style:parent-style-name="Text_20_body" style:list-style-name="L6">
      <style:text-properties officeooo:rsid="0031ef6d" officeooo:paragraph-rsid="013abf46"/>
    </style:style>
    <style:style style:name="P46" style:family="paragraph" style:parent-style-name="Text_20_body" style:list-style-name="L6">
      <style:text-properties officeooo:rsid="008f7630" officeooo:paragraph-rsid="013abf46"/>
    </style:style>
    <style:style style:name="P47" style:family="paragraph" style:parent-style-name="Text_20_body" style:list-style-name="L7">
      <style:text-properties officeooo:paragraph-rsid="003bb0e8"/>
    </style:style>
    <style:style style:name="P48" style:family="paragraph" style:parent-style-name="Text_20_body" style:list-style-name="L7">
      <style:text-properties officeooo:paragraph-rsid="003e6a22"/>
    </style:style>
    <style:style style:name="P49" style:family="paragraph" style:parent-style-name="Text_20_body" style:list-style-name="L7">
      <style:text-properties officeooo:paragraph-rsid="0046d56f"/>
    </style:style>
    <style:style style:name="P50" style:family="paragraph" style:parent-style-name="Text_20_body" style:list-style-name="L7">
      <style:text-properties officeooo:paragraph-rsid="0059ce6e"/>
    </style:style>
    <style:style style:name="P51" style:family="paragraph" style:parent-style-name="Text_20_body" style:list-style-name="L7">
      <style:text-properties officeooo:paragraph-rsid="005dbff6"/>
    </style:style>
    <style:style style:name="P52" style:family="paragraph" style:parent-style-name="Text_20_body" style:list-style-name="L7">
      <style:text-properties officeooo:rsid="003e6a22" officeooo:paragraph-rsid="003e6a22"/>
    </style:style>
    <style:style style:name="P53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7c8b7"/>
    </style:style>
    <style:style style:name="T60" style:family="text">
      <style:text-properties officeooo:rsid="014a4fc4"/>
    </style:style>
    <style:style style:name="T61" style:family="text">
      <style:text-properties officeooo:rsid="014b66ad"/>
    </style:style>
    <style:style style:name="T62" style:family="text">
      <style:text-properties officeooo:rsid="0156a1be"/>
    </style:style>
    <style:style style:name="T63" style:family="text">
      <style:text-properties officeooo:rsid="0156b40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2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15749336560" text:id="ct94415749336560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2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2</text:a></text:p>
          <text:p text:style-name="P3"><text:a xlink:type="simple" xlink:href="#__RefHeading___Toc29_3925197696" text:style-name="Index_20_Link" text:visited-style-name="Index_20_Link">3 Направлення<text:tab/>4</text:a></text:p>
          <text:p text:style-name="P3"><text:a xlink:type="simple" xlink:href="#__RefHeading___Toc31_3925197696" text:style-name="Index_20_Link" text:visited-style-name="Index_20_Link">4 Програми медичних гарантій<text:tab/>4</text:a></text:p>
          <text:p text:style-name="P3"><text:a xlink:type="simple" xlink:href="#__RefHeading___Toc81_4075986771" text:style-name="Index_20_Link" text:visited-style-name="Index_20_Link">5 План другої хвилі<text:tab/>4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4</text:a></text:p>
          <text:p text:style-name="P4"><text:a xlink:type="simple" xlink:href="#__RefHeading___Toc83_4075986771" text:style-name="Index_20_Link" text:visited-style-name="Index_20_Link">5.2 Кабінет пацієнта<text:tab/>4</text:a></text:p>
          <text:p text:style-name="P3"><text:a xlink:type="simple" xlink:href="#__RefHeading___Toc3647_4075986771" text:style-name="Index_20_Link" text:visited-style-name="Index_20_Link">6 Технічні документи<text:tab/>4</text:a></text:p>
          <text:p text:style-name="P3"><text:a xlink:type="simple" xlink:href="#__RefHeading___Toc199_4075986771" text:style-name="Index_20_Link" text:visited-style-name="Index_20_Link">7 МІС<text:tab/>7</text:a></text:p>
          <text:p text:style-name="P4"><text:a xlink:type="simple" xlink:href="#__RefHeading___Toc5206_4075986771" text:style-name="Index_20_Link" text:visited-style-name="Index_20_Link">7.1 Реалізація FHIR<text:tab/>7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3456981685" text:style-name="L1">
        <text:list-item>
          <text:p text:style-name="P10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2"><text:a xlink:type="simple" xlink:href="https://ehealthmisapi1.docs.apiary.io/#reference/public.-medical-service-provider-integration-layer/legal-entities" text:style-name="Internet_20_link" text:visited-style-name="Visited_20_Internet_20_Link">Legal Entities</text:a></text:p>
          <text:list>
            <text:list-item>
              <text:p text:style-name="P12"><text:a xlink:type="simple" xlink:href="https://ehealthmisapi1.docs.apiary.io/#reference/public.-medical-service-provider-integration-layer/divisions" text:style-name="Internet_20_link" text:visited-style-name="Visited_20_Internet_20_Link">Divisions</text:a>, <text:a xlink:type="simple" xlink:href="../../../../../../../../../../../../f/c/10/reports-stats-divisions.html" text:style-name="Internet_20_link" text:visited-style-name="Visited_20_Internet_20_Link">reports-stats-divisions </text:a></text:p>
            </text:list-item>
            <text:list-item>
              <text:p text:style-name="P12"><text:a xlink:type="simple" xlink:href="https://uaehealthapi.docs.apiary.io/#reference/internal.-portal-and-reports/employees/search-employees" text:style-name="Internet_20_link" text:visited-style-name="Visited_20_Internet_20_Link">Employees</text:a></text:p>
            </text:list-item>
          </text:list>
        </text:list-item>
        <text:list-item>
          <text:p text:style-name="P10">Персони </text:p>
          <text:list>
            <text:list-item>
              <text:p text:style-name="P10"><text:a xlink:type="simple" xlink:href="https://e-health-ua.atlassian.net/wiki/spaces/EH/pages/617087073/prepersons" text:style-name="Internet_20_link" text:visited-style-name="Visited_20_Internet_20_Link">Неідентифіковані</text:a> <text:span text:style-name="T62">[</text:span><text:span text:style-name="T63">8.17.2 - </text:span><text:span text:style-name="T63"><text:bookmark-ref text:reference-format="number" text:ref-name="__RefNumPara__1428_266942187">6.2.7.1.</text:bookmark-ref></text:span><text:span text:style-name="T62">]</text:span></text:p>
              <text:list>
                <text:list-item>
                  <text:p text:style-name="P10"><text:a xlink:type="simple" xlink:href="https://e-health-ua.atlassian.net/wiki/spaces/EH/pages/616792094/Persons" text:style-name="Internet_20_link" text:visited-style-name="Visited_20_Internet_20_Link">Persons</text:a></text:p>
                </text:list-item>
                <text:list-item>
                  <text:p text:style-name="P10"><text:a xlink:type="simple" xlink:href="https://e-health-ua.atlassian.net/wiki/spaces/EH/pages/615383041/Preperson+Data+Model" text:style-name="Internet_20_link" text:visited-style-name="Visited_20_Internet_20_Link">Preperson Data Model</text:a></text:p>
                  <text:list>
                    <text:list-item>
                      <text:p text:style-name="P10"><text:a xlink:type="simple" xlink:href="https://e-health-ua.atlassian.net/wiki/spaces/EH/pages/615383066/API.+Create+Preperson" text:style-name="Internet_20_link" text:visited-style-name="Visited_20_Internet_20_Link">API. Create Preperson</text:a>, <text:a xlink:type="simple" xlink:href="https://uaehealthapi.docs.apiary.io/#reference/public.-medical-service-provider-integration-layer/preperson/create-preperson" text:style-name="Internet_20_link" text:visited-style-name="Visited_20_Internet_20_Link">Apiary</text:a></text:p>
                    </text:list-item>
                    <text:list-item>
                      <text:p text:style-name="P10"><text:a xlink:type="simple" xlink:href="https://e-health-ua.atlassian.net/wiki/spaces/EH/pages/615219229/API.+Get+Preperson+by+ID" text:style-name="Internet_20_link" text:visited-style-name="Visited_20_Internet_20_Link">API. Get Preperson by ID</text:a></text:p>
                    </text:list-item>
                  </text:list>
                </text:list-item>
              </text:list>
            </text:list-item>
            <text:list-item>
              <text:p text:style-name="P11">Переведення неідентифікованих в ідентифікованих</text:p>
            </text:list-item>
            <text:list-item>
              <text:p text:style-name="P10">Ідентифіковані</text:p>
            </text:list-item>
          </text:list>
        </text:list-item>
      </text:list>
      <text:h text:style-name="Heading_20_2" text:outline-level="2"><text:bookmark-start text:name="__RefHeading___Toc87_4075986771"/><text:bookmark-start text:name="__RefNumPara__210_4075986771"/><text:soft-page-break/>Декларація <text:span text:style-name="T8">з сімейним лікарем</text:span><text:bookmark-end text:name="__RefHeading___Toc87_4075986771"/><text:bookmark-end text:name="__RefNumPara__210_4075986771"/></text:h>
      <text:list xml:id="list688530950" text:style-name="L2">
        <text:list-item>
          <text:list>
            <text:list-item>
              <text:p text:style-name="P13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3065567163" text:style-name="L3">
        <text:list-item>
          <text:p text:style-name="P14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24">Загальна документація</text:p>
              <text:list>
                <text:list-item>
                  <text:p text:style-name="P14"><text:a xlink:type="simple" xlink:href="https://e-health-ua.atlassian.net/wiki/spaces/EH/pages/583402009/Medical+Events+Dictionaries" text:style-name="Internet_20_link" text:visited-style-name="Visited_20_Internet_20_Link"><text:span text:style-name="T61">Medical Events Dictionaries and configurations</text:span></text:a></text:p>
                </text:list-item>
                <text:list-item>
                  <text:p text:style-name="P14"><text:a xlink:type="simple" xlink:href="https://e-health-ua.atlassian.net/wiki/spaces/EH/pages/583402832/Medical+Events+MongoDB+Data+Model" text:style-name="Internet_20_link" text:visited-style-name="Visited_20_Internet_20_Link">Medical Events MongoDB Data Model</text:a></text:p>
                </text:list-item>
              </text:list>
            </text:list-item>
            <text:list-item>
              <text:p text:style-name="P14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5"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5"><text:a xlink:type="simple" xlink:href="https://e-health-ua.atlassian.net/wiki/spaces/EH/pages/583402309/Get+Encounter" text:style-name="Internet_20_link" text:visited-style-name="Visited_20_Internet_20_Link">Get Encounter</text:a></text:p>
                </text:list-item>
                <text:list-item>
                  <text:p text:style-name="P16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  <text:list>
                    <text:list-item>
                      <text:p text:style-name="P16"><text:a xlink:type="simple" xlink:href="https://e-health-ua.atlassian.net/wiki/spaces/EH/pages/583402843/Submit+Encounter+Data+Package" text:style-name="Internet_20_link" text:visited-style-name="Visited_20_Internet_20_Link">Submit Encounter Data Package</text:a></text:p>
                    </text:list-item>
                  </text:list>
                </text:list-item>
              </text:list>
            </text:list-item>
            <text:list-item>
              <text:p text:style-name="P17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8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  <text:list>
                <text:list-item>
                  <text:p text:style-name="P18"><text:a xlink:type="simple" xlink:href="https://docs.google.com/document/d/1vn45VS4T-S9vFY35JIr29YheKZOYeY6PznR0cQOIlOk/edit" text:style-name="Internet_20_link" text:visited-style-name="Visited_20_Internet_20_Link">Вимірювання Приклади для оцінки можливостей використання LOINC</text:a></text:p>
                </text:list-item>
                <text:list-item>
                  <text:p text:style-name="P18"><text:bookmark-ref text:reference-format="number" text:ref-name="__RefNumPara__1445_1303592959">6.2.9.8.</text:bookmark-ref><text:s/><text:bookmark-ref text:reference-format="text" text:ref-name="__RefNumPara__1445_1303592959">ME dictionary values</text:bookmark-ref></text:p>
                </text:list-item>
              </text:list>
            </text:list-item>
            <text:list-item>
              <text:p text:style-name="P19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20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1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2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2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3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5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6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7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9"><text:soft-page-break/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Heading___Toc29_3925197696"/><text:bookmark-start text:name="__RefNumPara__201_4075986771"/>Направлення<text:bookmark-end text:name="__RefHeading___Toc29_3925197696"/><text:bookmark-end text:name="__RefNumPara__201_4075986771"/></text:h>
      <text:list xml:id="list2757509939" text:style-name="L4">
        <text:list-item>
          <text:p text:style-name="P28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9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30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30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  <text:list-item>
              <text:p text:style-name="P30"><text:a xlink:type="simple" xlink:href="https://e-health-ua.atlassian.net/wiki/spaces/EH/pages/620822573/01.04.20+Service+Request+and+Encounter+Data+Package+Tasks" text:style-name="Internet_20_link" text:visited-style-name="Visited_20_Internet_20_Link">01.04.20 Service Request and Encounter Data Package Tasks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3427535618" text:style-name="L5">
        <text:list-item>
          <text:p text:style-name="P32">Доступні ліки</text:p>
          <text:list>
            <text:list-item>
              <text:p text:style-name="P31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3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3880351802" text:style-name="L6">
        <text:list-item>
          <text:p text:style-name="P35"><text:span text:style-name="T28">К</text:span><text:span text:style-name="T29">абінет міністрів </text:span></text:p>
          <text:list>
            <text:list-item>
              <text:p text:style-name="P37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7"><text:span text:style-name="T28">НСЗУ</text:span><text:span text:style-name="T37"> інформація </text:span></text:p>
          <text:list>
            <text:list-item>
              <text:p text:style-name="P34"><text:span text:style-name="T57">Технічні зізвони</text:span><text:change-start text:change-id="ct94415749336560"/><text:span text:style-name="T57"> </text:span><text:change-end text:change-id="ct94415749336560"/></text:p>
              <text:list>
                <text:list-item>
                  <text:p text:style-name="P38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5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5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5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5"><text:soft-page-break/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5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7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7"><text:bookmark-start text:name="__RefNumPara__1428_266942187"/><text:a xlink:type="simple" xlink:href="https://e-health-ua.atlassian.net/wiki/spaces/EH/pages/783220789/8.17.2+27.02.2020+Release+Notes" text:style-name="Internet_20_link" text:visited-style-name="Visited_20_Internet_20_Link">8.17.2 (27.02.2020) Release Notes</text:a><text:bookmark-end text:name="__RefNumPara__1428_266942187"/></text:p>
                </text:list-item>
                <text:list-item>
                  <text:p text:style-name="P37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7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7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7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5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5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5"><text:a xlink:type="simple" xlink:href="https://api-preprod.ehealth.gov.ua/api/dictionaries" text:style-name="Internet_20_link" text:visited-style-name="Visited_20_Internet_20_Link">https://api-preprod.ehealth.gov.ua/api/dictionaries</text:a></text:p>
                </text:list-item>
                <text:list-item>
                  <text:p text:style-name="P35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  <text:list>
                    <text:list-item>
                      <text:p text:style-name="P35"><text:span text:style-name="T59">Першоджерела</text:span> JSON: <text:a xlink:type="simple" xlink:href="../../../../../../../../../../../../f/c/9/services.json" text:style-name="Internet_20_link" text:visited-style-name="Visited_20_Internet_20_Link">/f/c/9/services.json</text:a>, <text:a xlink:type="simple" xlink:href="https://api-preprod.ehealth.gov.ua/api/services" text:style-name="Internet_20_link" text:visited-style-name="Visited_20_Internet_20_Link">https://api-preprod.ehealth.gov.ua/api/services </text:a></text:p>
                    </text:list-item>
                    <text:list-item>
                      <text:p text:style-name="P35"><text:a xlink:type="simple" xlink:href="../../../../../../../../../../../../f/c/9/api-preprod-services.html" text:style-name="Internet_20_link" text:visited-style-name="Visited_20_Internet_20_Link">api-preprod-services.html</text:a></text:p>
                    </text:list-item>
                  </text:list>
                </text:list-item>
                <text:list-item>
                  <text:p text:style-name="P35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5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5"><text:a xlink:type="simple" xlink:href="https://e-health-ua.atlassian.net/wiki/spaces/EH/pages/583402836/Medical+Events+API" text:style-name="Internet_20_link" text:visited-style-name="Visited_20_Internet_20_Link">Medical Events API</text:a></text:p>
                  <text:list>
                    <text:list-item>
                      <text:p text:style-name="P35"><text:a xlink:type="simple" xlink:href="https://e-health-ua.atlassian.net/wiki/spaces/EH/pages/583403099/Diagnostic+Reports+Dictionaries" text:style-name="Internet_20_link" text:visited-style-name="Visited_20_Internet_20_Link">Diagnostic Reports Dictionaries</text:a></text:p>
                    </text:list-item>
                    <text:list-item>
                      <text:p text:style-name="P35"><text:a xlink:type="simple" xlink:href="https://e-health-ua.atlassian.net/wiki/spaces/EH/pages/583402009/Medical+Events+Dictionaries+and+configurations#MedicalEventsDictionariesandconfigurations-eHealth/ICD10/condition_codes" text:style-name="Internet_20_link" text:visited-style-name="Visited_20_Internet_20_Link">Medical Events Dictionaries and configurations</text:a></text:p>
                    </text:list-item>
                  </text:list>
                </text:list-item>
                <text:list-item>
                  <text:p text:style-name="P35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  <text:list>
                    <text:list-item>
                      <text:p text:style-name="P35"><text:a xlink:type="simple" xlink:href="https://ehealth.gov.ua/privacy_patient.html" text:style-name="Internet_20_link" text:visited-style-name="Visited_20_Internet_20_Link">ПАМЯТКА ПАЦІЄНТУ</text:a></text:p>
                    </text:list-item>
                  </text:list>
                </text:list-item>
                <text:list-item>
                  <text:p text:style-name="P37"><text:bookmark-start text:name="__RefNumPara__1445_1303592959"/><text:a xlink:type="simple" xlink:href="https://docs.google.com/spreadsheets/d/1ruKonC5-2hMj8B6SgD1oJ8mAywkgHlBNj7jMR21d9aM/edit?ts=5c13e00c#gid=0" text:style-name="Internet_20_link" text:visited-style-name="Visited_20_Internet_20_Link">ME dictionary values</text:a><text:bookmark-end text:name="__RefNumPara__1445_1303592959"/></text:p>
                </text:list-item>
                <text:list-item>
                  <text:p text:style-name="P37"><text:a xlink:type="simple" xlink:href="https://uk.wikipedia.org/wiki/Міжнародна_класифікація_функціонування,_обмеження_життєдіяльності_та_здоров’я_(МКФ)" text:style-name="Internet_20_link" text:visited-style-name="Visited_20_Internet_20_Link">Міжнародна класифікація функціонування, обмеження життєдіяльності та здоров’я (МКФ)</text:a></text:p>
                </text:list-item>
              </text:list>
            </text:list-item>
            <text:list-item>
              <text:p text:style-name="P39">apiary</text:p>
              <text:list>
                <text:list-item>
                  <text:p text:style-name="P39"><text:a xlink:type="simple" xlink:href="https://ehealthmedicaleventsapi.docs.apiary.io/" text:style-name="Internet_20_link" text:visited-style-name="Visited_20_Internet_20_Link">https://ehealthmedicaleventsapi.docs.apiary.io/</text:a></text:p>
                </text:list-item>
                <text:list-item>
                  <text:p text:style-name="P39"><text:a xlink:type="simple" xlink:href="https://uaehealthapi.docs.apiary.io/" text:style-name="Internet_20_link" text:visited-style-name="Visited_20_Internet_20_Link">https://uaehealthapi.docs.apiary.io</text:a></text:p>
                </text:list-item>
                <text:list-item>
                  <text:p text:style-name="P39"><text:soft-page-break/><text:a xlink:type="simple" xlink:href="https://medicaleventsmisapi.docs.apiary.io/" text:style-name="Internet_20_link" text:visited-style-name="Visited_20_Internet_20_Link">https://medicaleventsmisapi.docs.apiary.io/</text:a></text:p>
                  <text:list>
                    <text:list-item>
                      <text:p text:style-name="P39"><text:a xlink:type="simple" xlink:href="https://ehealthmisapi1.docs.apiary.io/" text:style-name="Internet_20_link" text:visited-style-name="Visited_20_Internet_20_Link">https://ehealthmisapi1.docs.apiary.io/</text:a></text:p>
                    </text:list-item>
                    <text:list-item>
                      <text:p text:style-name="P39"/>
                    </text:list-item>
                  </text:list>
                </text:list-item>
              </text:list>
            </text:list-item>
            <text:list-item>
              <text:p text:style-name="P40">github: <text:a xlink:type="simple" xlink:href="https://github.com/ehealth-ua/" text:style-name="Internet_20_link" text:visited-style-name="Visited_20_Internet_20_Link">https://github.com/ehealth-ua/</text:a> </text:p>
              <text:list>
                <text:list-item>
                  <text:p text:style-name="P40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5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5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41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41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41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5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5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5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40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6"><text:a xlink:type="simple" xlink:href="https://drive.google.com/file/d/1IS9W2GsuDWxKbM70SoIQmrJtZpBM4icO/view?ths=true" text:style-name="Internet_20_link" text:visited-style-name="Visited_20_Internet_20_Link"><text:span text:style-name="T60">драфт ТВ до МІС 25.02_v6.docx</text:span></text:a></text:p>
            </text:list-item>
            <text:list-item>
              <text:p text:style-name="P36"><text:a xlink:type="simple" xlink:href="https://docs.google.com/document/d/1lqZrJf2SC4O0Ni6M4k7-qGGsi95lR5dV4pebBE5tWmo/edit#" text:style-name="Internet_20_link" text:visited-style-name="Visited_20_Internet_20_Link">ТВ до МІС</text:a></text:p>
              <text:list>
                <text:list-item>
                  <text:p text:style-name="P36"><text:a xlink:type="simple" xlink:href="https://docs.google.com/document/d/1l89emOBIfY1nvCwBdi1zTarcFTdFRJnU/edit#heading=h.cry6jqy56pjl" text:style-name="Internet_20_link" text:visited-style-name="Visited_20_Internet_20_Link">драфт ТВ до МІС 31.01_v4</text:a>, <text:a xlink:type="simple" xlink:href="https://docs.google.com/document/d/1-qmSxHwND5PkR4-_dRdardjIse24eD2a/edit?ts=5e3bde06#" text:style-name="Internet_20_link" text:visited-style-name="Visited_20_Internet_20_Link">драфт ТВ до МІС 31.01_v3</text:a>, 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  </text:list-item>
                <text:list-item>
                  <text:p text:style-name="P42">Зміст</text:p>
                  <text:list>
                    <text:list-item>
                      <text:p text:style-name="P43">Загальні, безпека, функціональні вимоги.</text:p>
                    </text:list-item>
                    <text:list-item>
                      <text:p text:style-name="P44">(3.1.) Модуль “Робоче місце лікаря первинної медичної допомоги”</text:p>
                    </text:list-item>
                    <text:list-item>
                      <text:p text:style-name="P45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5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</text:list>
            </text:list-item>
            <text:list-item>
              <text:p text:style-name="P45"><text:a xlink:type="simple" xlink:href="../ПМД.%20ТЕХНІЧНІ%20ВИМОГИ" text:style-name="Internet_20_link" text:visited-style-name="Visited_20_Internet_20_Link">ПМД. ТЕХНІЧНІ ВИМОГИ</text:a></text:p>
              <text:list>
                <text:list-item>
                  <text:p text:style-name="P45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</text:list>
            </text:list-item>
            <text:list-item>
              <text:p text:style-name="P45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5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5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6"><text:span text:style-name="T22">Асоціація МІС</text:span> інформація</text:p>
          <text:list>
            <text:list-item>
              <text:p text:style-name="P46"><text:soft-page-break/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6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6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1655496459" text:style-name="L7">
        <text:list-item>
          <text:p text:style-name="P47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8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9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50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52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52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51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52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3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8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/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4-02T15:10:54.501385625</dc:date>
    <meta:editing-duration>P4DT15H35M56S</meta:editing-duration>
    <meta:editing-cycles>336</meta:editing-cycles>
    <meta:generator>LibreOffice/6.4.2.2$Linux_X86_64 LibreOffice_project/40$Build-2</meta:generator>
    <dc:title>Summary NSZU-MIS</dc:title>
    <meta:document-statistic meta:table-count="0" meta:image-count="0" meta:object-count="0" meta:page-count="7" meta:paragraph-count="153" meta:word-count="900" meta:character-count="7074" meta:non-whitespace-character-count="6423"/>
  </office:meta>
</office:document-meta>
</file>